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7.438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5.139cm" fo:margin-left="0.002cm" fo:margin-top="0cm" fo:margin-bottom="0cm" table:align="left" style:writing-mode="lr-tb"/>
    </style:style>
    <style:style style:name="Таблица3.A" style:family="table-column">
      <style:table-column-properties style:column-width="3.909cm"/>
    </style:style>
    <style:style style:name="Таблица3.B" style:family="table-column">
      <style:table-column-properties style:column-width="7.024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0.448cm" fo:keep-together="auto"/>
    </style:style>
    <style:style style:name="Таблица3.B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995cm" table:align="left" style:writing-mode="lr-tb"/>
    </style:style>
    <style:style style:name="Таблица6.A" style:family="table-column">
      <style:table-column-properties style:column-width="7.408cm"/>
    </style:style>
    <style:style style:name="Таблица6.B" style:family="table-column">
      <style:table-column-properties style:column-width="3.094cm"/>
    </style:style>
    <style:style style:name="Таблица6.C" style:family="table-column">
      <style:table-column-properties style:column-width="6.493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6.C1" style:family="table-cell">
      <style:table-cell-properties fo:padding="0.097cm" fo:border="0.5pt solid #000000" style:writing-mode="page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7.5cm" table:align="margins" style:writing-mode="lr-tb"/>
    </style:style>
    <style:style style:name="Таблица4.A" style:family="table-column">
      <style:table-column-properties style:column-width="17.5cm" style:rel-column-width="65535*"/>
    </style:style>
    <style:style style:name="Таблица4.A1" style:family="table-cell">
      <style:table-cell-properties fo:padding="0.097cm" fo:border="0.5pt solid #000000" style:writing-mode="page"/>
    </style:style>
    <style:style style:name="Таблица10" style:family="table">
      <style:table-properties style:width="17.503cm" fo:margin-left="0cm" table:align="left" style:writing-mode="lr-tb"/>
    </style:style>
    <style:style style:name="Таблица10.A" style:family="table-column">
      <style:table-column-properties style:column-width="1.002cm"/>
    </style:style>
    <style:style style:name="Таблица10.B" style:family="table-column">
      <style:table-column-properties style:column-width="4.895cm"/>
    </style:style>
    <style:style style:name="Таблица10.C" style:family="table-column">
      <style:table-column-properties style:column-width="4.113cm"/>
    </style:style>
    <style:style style:name="Таблица10.D" style:family="table-column">
      <style:table-column-properties style:column-width="7.493cm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D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0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1" style:family="table">
      <style:table-properties style:width="17.503cm" fo:margin-left="0cm" table:align="left" style:writing-mode="lr-tb"/>
    </style:style>
    <style:style style:name="Таблица11.A" style:family="table-column">
      <style:table-column-properties style:column-width="1.005cm"/>
    </style:style>
    <style:style style:name="Таблица11.B" style:family="table-column">
      <style:table-column-properties style:column-width="4.895cm"/>
    </style:style>
    <style:style style:name="Таблица11.C" style:family="table-column">
      <style:table-column-properties style:column-width="4.002cm"/>
    </style:style>
    <style:style style:name="Таблица11.D" style:family="table-column">
      <style:table-column-properties style:column-width="7.601cm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D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1" fo:font-size="14pt" style:font-size-asian="14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4pt" officeooo:rsid="00052f38" officeooo:paragraph-rsid="0026b3e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1" fo:font-size="14pt" officeooo:rsid="00052f38" officeooo:paragraph-rsid="0018a16a" style:font-size-asian="14pt" style:font-size-complex="14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0ce72b" officeooo:paragraph-rsid="0018a16a" style:font-size-asian="14pt" style:font-size-complex="14pt"/>
    </style:style>
    <style:style style:name="P7" style:family="paragraph" style:parent-style-name="Table_20_Contents">
      <style:paragraph-properties fo:line-height="150%"/>
      <style:text-properties style:font-name="Times New Roman1" fo:font-size="14pt" officeooo:rsid="00a00112" officeooo:paragraph-rsid="00a00112" style:font-size-asian="14pt" style:font-size-complex="14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d4aec4" officeooo:paragraph-rsid="00d4aec4" style:font-size-asian="14pt" style:font-size-complex="14pt"/>
    </style:style>
    <style:style style:name="P9" style:family="paragraph" style:parent-style-name="Table_20_Contents">
      <style:paragraph-properties fo:line-height="150%"/>
      <style:text-properties style:font-name="Times New Roman1" fo:font-size="14pt" officeooo:rsid="00d5c637" officeooo:paragraph-rsid="00d5c637" style:font-size-asian="14pt" style:font-size-complex="14pt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Times New Roman1" fo:font-size="14pt" officeooo:rsid="00d5c637" officeooo:paragraph-rsid="00d5c637" style:font-size-asian="14pt" style:font-size-complex="14pt"/>
    </style:style>
    <style:style style:name="P11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1" fo:font-size="14pt" fo:font-weight="bold" style:font-size-asian="14pt" style:font-weight-asian="bold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fo:language="ru" fo:country="RU" fo:font-style="italic" style:text-underline-style="solid" style:text-underline-width="auto" style:text-underline-color="font-color" fo:font-weight="normal" officeooo:paragraph-rsid="00bb6657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P13" style:family="paragraph" style:parent-style-name="Standard">
      <style:paragraph-properties fo:margin-top="0.201cm" fo:margin-bottom="0.201cm" style:contextual-spacing="false" fo:line-height="150%"/>
      <style:text-properties style:font-name="Times New Roman1" fo:font-size="14pt" fo:language="ru" fo:country="RU" fo:font-style="normal" style:text-underline-style="none" fo:font-weight="normal" officeooo:paragraph-rsid="00a7b386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4" style:family="paragraph" style:parent-style-name="Standard">
      <style:paragraph-properties fo:margin-top="0.302cm" fo:margin-bottom="0.302cm" style:contextual-spacing="false" fo:line-height="150%"/>
      <style:text-properties style:font-name="Times New Roman1" fo:font-size="14pt" fo:language="ru" fo:country="RU" fo:font-style="normal" style:text-underline-style="none" fo:font-weight="normal" officeooo:paragraph-rsid="00daa791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50%"/>
      <style:text-properties style:font-name="Times New Roman1" fo:font-size="14pt" fo:language="ru" fo:country="RU" fo:font-style="normal" style:text-underline-style="none" fo:font-weight="normal" officeooo:rsid="00d79159" officeooo:paragraph-rsid="00d79159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1" fo:font-size="14pt" fo:language="ru" fo:country="RU" fo:font-style="normal" style:text-underline-style="none" fo:font-weight="bold" officeooo:rsid="00d79159" officeooo:paragraph-rsid="00daa791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officeooo:rsid="0003098d" officeooo:paragraph-rsid="0018a16a" style:font-size-asian="14pt" style:font-size-complex="14pt"/>
    </style:style>
    <style:style style:name="P18" style:family="paragraph" style:parent-style-name="Обычный1">
      <style:paragraph-properties fo:text-align="center" style:justify-single-word="false" fo:orphans="0" fo:widows="0"/>
      <style:text-properties style:font-name="Times New Roman1" fo:font-size="14pt" fo:letter-spacing="0.176cm" officeooo:rsid="00d2c89a" officeooo:paragraph-rsid="00d2c89a" style:font-size-asian="14pt" style:font-size-complex="14pt"/>
    </style:style>
    <style:style style:name="P19" style:family="paragraph" style:parent-style-name="Standard">
      <style:paragraph-properties fo:margin-top="0.101cm" fo:margin-bottom="0.101cm" style:contextual-spacing="false" fo:line-height="150%"/>
      <style:text-properties style:font-name="Times New Roman1" fo:font-size="14pt" fo:font-style="normal" style:text-underline-style="none" fo:font-weight="normal" officeooo:rsid="00d79159" officeooo:paragraph-rsid="00daa791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top="0.201cm" fo:margin-bottom="0.201cm" style:contextual-spacing="false" fo:line-height="150%"/>
      <style:text-properties style:font-name="Times New Roman1" fo:font-size="14pt" fo:font-style="normal" style:text-underline-style="none" fo:font-weight="normal" officeooo:paragraph-rsid="00bb6657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top="0.201cm" fo:margin-bottom="0.201cm" style:contextual-spacing="false" fo:line-height="150%"/>
      <style:text-properties style:font-name="Times New Roman1" fo:font-size="14pt" fo:font-style="normal" style:text-underline-style="none" fo:font-weight="normal" officeooo:paragraph-rsid="00d9b051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fo:font-style="italic" style:text-underline-style="solid" style:text-underline-width="auto" style:text-underline-color="font-color" fo:font-weight="normal" officeooo:paragraph-rsid="00bb6657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1" fo:font-size="14pt" fo:font-weight="normal" officeooo:rsid="00e062be" officeooo:paragraph-rsid="00e062be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line-height="150%" fo:text-align="center" style:justify-single-word="false"/>
      <style:text-properties style:font-name="Times New Roman1" fo:font-size="14pt" fo:font-weight="normal" officeooo:rsid="00cbe90c" officeooo:paragraph-rsid="0018a16a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1" fo:font-size="16pt" fo:font-style="italic" style:font-size-asian="16pt" style:font-style-asian="italic"/>
    </style:style>
    <style:style style:name="P26" style:family="paragraph" style:parent-style-name="Standard">
      <style:text-properties style:font-name="Times New Roman1" fo:font-size="16pt" fo:font-style="italic" officeooo:rsid="0099f0b5" officeooo:paragraph-rsid="0099f0b5" style:font-size-asian="16pt" style:font-style-asian="italic"/>
    </style:style>
    <style:style style:name="P27" style:family="paragraph" style:parent-style-name="Standard">
      <style:paragraph-properties fo:margin-left="0.25cm" fo:margin-right="0cm" fo:text-indent="0cm" style:auto-text-indent="false"/>
      <style:text-properties style:font-name="Times New Roman1" fo:font-size="16pt" officeooo:paragraph-rsid="0018a16a" style:font-size-asian="16pt" style:font-size-complex="16pt"/>
    </style:style>
    <style:style style:name="P28" style:family="paragraph" style:parent-style-name="Standard">
      <style:text-properties style:font-name="Times New Roman1" fo:font-size="12pt" style:font-size-asian="12pt" style:font-size-complex="12pt"/>
    </style:style>
    <style:style style:name="P29" style:family="paragraph" style:parent-style-name="Standard">
      <style:text-properties style:font-name="Times New Roman1" fo:font-size="12pt" style:font-size-asian="12pt"/>
    </style:style>
    <style:style style:name="P30" style:family="paragraph" style:parent-style-name="Standard">
      <style:paragraph-properties fo:text-align="center" style:justify-single-word="false"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1"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12pt" fo:font-weight="bold" style:font-size-asian="12pt" style:font-weight-asian="bold" style:font-size-complex="12pt"/>
    </style:style>
    <style:style style:name="P33" style:family="paragraph" style:parent-style-name="Standard">
      <style:text-properties style:font-name="Times New Roman1"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03098d" officeooo:paragraph-rsid="0018a16a"/>
    </style:style>
    <style:style style:name="P36" style:family="paragraph" style:parent-style-name="Standard">
      <style:paragraph-properties fo:text-align="center" style:justify-single-word="false"/>
      <style:text-properties style:font-name="Times New Roman1"/>
    </style:style>
    <style:style style:name="P37" style:family="paragraph" style:parent-style-name="Standard">
      <style:text-properties style:font-name="Times New Roman1"/>
    </style:style>
    <style:style style:name="P38" style:family="paragraph" style:parent-style-name="Standard">
      <style:paragraph-properties fo:margin-left="0.25cm" fo:margin-right="0cm" fo:text-indent="0cm" style:auto-text-indent="false"/>
      <style:text-properties style:font-name="Times New Roman1" officeooo:paragraph-rsid="0018a16a"/>
    </style:style>
    <style:style style:name="P39" style:family="paragraph" style:parent-style-name="Standard">
      <style:paragraph-properties fo:margin-left="0.25cm" fo:margin-right="0cm" fo:text-indent="0cm" style:auto-text-indent="false"/>
      <style:text-properties style:font-name="Times New Roman1" officeooo:rsid="006c9b44" officeooo:paragraph-rsid="006c9b44"/>
    </style:style>
    <style:style style:name="P40" style:family="paragraph" style:parent-style-name="Standard">
      <style:paragraph-properties fo:line-height="150%"/>
    </style:style>
    <style:style style:name="P41" style:family="paragraph" style:parent-style-name="Standard">
      <style:paragraph-properties fo:margin-top="0.101cm" fo:margin-bottom="0.101cm" style:contextual-spacing="false" fo:line-height="150%"/>
      <style:text-properties officeooo:paragraph-rsid="00d98823"/>
    </style:style>
    <style:style style:name="P42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4pt" officeooo:rsid="008d5113" officeooo:paragraph-rsid="008d5113" style:font-size-asian="14pt" style:font-size-complex="14pt"/>
    </style:style>
    <style:style style:name="P43" style:family="paragraph" style:parent-style-name="Table_20_Contents">
      <style:paragraph-properties fo:line-height="115%"/>
      <style:text-properties fo:font-size="14pt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8a06f2" officeooo:paragraph-rsid="008a06f2" style:font-size-asian="14pt" style:font-size-complex="14pt"/>
    </style:style>
    <style:style style:name="P45" style:family="paragraph" style:parent-style-name="Text_20_body">
      <style:text-properties fo:font-size="14pt" officeooo:rsid="004bb2fa" officeooo:paragraph-rsid="004bb2fa" style:font-size-asian="14pt" style:font-size-complex="14pt"/>
    </style:style>
    <style:style style:name="P4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fo:font-size="14pt" officeooo:rsid="00e1dc0b" officeooo:paragraph-rsid="00e1dc0b" style:font-size-asian="14pt" style:font-size-complex="14pt"/>
    </style:style>
    <style:style style:name="P47" style:family="paragraph" style:parent-style-name="Standard">
      <style:paragraph-properties fo:margin-top="0.101cm" fo:margin-bottom="0.101cm" style:contextual-spacing="false" fo:line-height="115%"/>
      <style:text-properties fo:font-size="14pt" officeooo:rsid="00e1dc0b" officeooo:paragraph-rsid="00e1dc0b" style:font-size-asian="14pt" style:font-size-complex="14pt"/>
    </style:style>
    <style:style style:name="P48" style:family="paragraph" style:parent-style-name="Table_20_Contents">
      <style:paragraph-properties fo:margin-top="0.101cm" fo:margin-bottom="0.101cm" style:contextual-spacing="false" fo:line-height="115%"/>
      <style:text-properties fo:font-size="14pt" officeooo:rsid="00e1dc0b" officeooo:paragraph-rsid="00e1dc0b" style:font-size-asian="14pt" style:font-size-complex="14pt"/>
    </style:style>
    <style:style style:name="P49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fo:font-size="14pt" officeooo:rsid="00e1dc0b" officeooo:paragraph-rsid="00e1dc0b" style:font-size-asian="14pt" style:font-size-complex="14pt"/>
    </style:style>
    <style:style style:name="P50" style:family="paragraph" style:parent-style-name="Table_20_Contents">
      <style:paragraph-properties fo:line-height="115%" fo:text-align="center" style:justify-single-word="false"/>
      <style:text-properties fo:font-size="14pt" officeooo:rsid="00df996d" officeooo:paragraph-rsid="00df996d" style:font-size-asian="14pt" style:font-size-complex="14pt"/>
    </style:style>
    <style:style style:name="P51" style:family="paragraph" style:parent-style-name="Table_20_Contents">
      <style:paragraph-properties fo:line-height="115%" fo:text-align="center" style:justify-single-word="false"/>
      <style:text-properties fo:font-size="14pt" officeooo:rsid="00e062be" officeooo:paragraph-rsid="00e062be" style:font-size-asian="14pt" style:font-size-complex="14pt"/>
    </style:style>
    <style:style style:name="P52" style:family="paragraph" style:parent-style-name="Table_20_Contents">
      <style:paragraph-properties fo:line-height="115%"/>
      <style:text-properties fo:font-size="14pt" officeooo:rsid="00e0b844" officeooo:paragraph-rsid="00e0b844" style:font-size-asian="14pt" style:font-size-complex="14pt"/>
    </style:style>
    <style:style style:name="P53" style:family="paragraph" style:parent-style-name="Table_20_Contents">
      <style:paragraph-properties fo:line-height="115%" fo:text-align="center" style:justify-single-word="false"/>
      <style:text-properties fo:font-size="14pt" officeooo:rsid="00e0b844" officeooo:paragraph-rsid="00e0b844" style:font-size-asian="14pt" style:font-size-complex="14pt"/>
    </style:style>
    <style:style style:name="P54" style:family="paragraph" style:parent-style-name="Standard">
      <style:paragraph-properties fo:line-height="115%"/>
      <style:text-properties fo:color="#000000" loext:opacity="100%" style:font-name="Times New Roman1" fo:font-size="14pt" fo:background-color="transparent" style:font-size-asian="14pt" style:font-size-complex="14pt"/>
    </style:style>
    <style:style style:name="P55" style:family="paragraph" style:parent-style-name="Standard">
      <style:paragraph-properties fo:line-height="150%"/>
      <style:text-properties fo:color="#000000" loext:opacity="100%" style:font-name="Liberation Mono" fo:font-size="12pt" fo:font-style="normal" style:text-underline-style="none" fo:font-weight="normal" officeooo:rsid="009e208b" officeooo:paragraph-rsid="009e208b" fo:background-color="#fff5ce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line-height="150%"/>
      <style:text-properties fo:color="#000000" loext:opacity="100%" style:font-name="Liberation Mono" fo:font-size="12pt" fo:font-style="normal" style:text-underline-style="none" fo:font-weight="normal" officeooo:paragraph-rsid="0018a16a" fo:background-color="#fff5ce" style:font-size-asian="12pt" style:font-style-asian="normal" style:font-size-complex="12pt" style:font-style-complex="normal"/>
    </style:style>
    <style:style style:name="P57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fo:background-color="#fff5ce" style:font-size-asian="12pt" style:font-style-asian="normal" style:font-size-complex="12pt" style:font-style-complex="normal"/>
    </style:style>
    <style:style style:name="P58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d73a1f" fo:background-color="#fff5ce" style:font-size-asian="12pt" style:font-style-asian="normal" style:font-size-complex="12pt" style:font-style-complex="normal"/>
    </style:style>
    <style:style style:name="P59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background-color="#fff5ce" style:font-size-asian="12pt" style:font-style-asian="normal" style:font-size-complex="12pt" style:font-style-complex="normal"/>
    </style:style>
    <style:style style:name="P60" style:family="paragraph" style:parent-style-name="Standard">
      <style:paragraph-properties style:line-height-at-least="0.503cm"/>
      <style:text-properties fo:color="#000000" loext:opacity="100%" style:font-name="Liberation Mono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style:line-height-at-least="0.503cm"/>
      <style:text-properties fo:color="#000000" loext:opacity="100%" style:font-name="Liberation Mono" fo:font-size="12pt" fo:font-style="italic" style:text-underline-style="none" fo:font-weight="bold" officeooo:paragraph-rsid="00d79159" fo:background-color="transparent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Times New Roman2" fo:font-size="14pt" fo:language="ru" fo:country="RU" fo:font-weight="normal" officeooo:rsid="001d105a" officeooo:paragraph-rsid="008211ec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Times New Roman2" fo:font-size="14pt" fo:language="ru" fo:country="RU" fo:font-weight="normal" officeooo:rsid="00daa791" officeooo:paragraph-rsid="00daa791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top="0.101cm" fo:margin-bottom="0.101cm" style:contextual-spacing="false" fo:line-height="150%"/>
      <style:text-properties style:font-name="Times New ROman" fo:font-size="14pt" officeooo:rsid="0003098d" officeooo:paragraph-rsid="00bd93fe" style:font-size-asian="14pt" style:font-size-complex="14pt"/>
    </style:style>
    <style:style style:name="P6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6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6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1" fo:font-size="16pt" fo:letter-spacing="0.176cm" fo:font-weight="bold" style:font-size-asian="16pt" style:font-weight-asian="bold"/>
    </style:style>
    <style:style style:name="P68" style:family="paragraph" style:parent-style-name="Contents_20_1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 fo:line-height="150%">
        <style:tab-stops>
          <style:tab-stop style:position="17.5cm" style:type="right" style:leader-style="dotted" style:leader-text="."/>
        </style:tab-stops>
      </style:paragraph-properties>
      <style:text-properties officeooo:paragraph-rsid="00eaa593"/>
    </style:style>
    <style:style style:name="P70" style:family="paragraph" style:parent-style-name="Contents_20_2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71" style:family="paragraph" style:parent-style-name="Contents_20_Heading">
      <style:paragraph-properties fo:line-height="150%"/>
      <style:text-properties fo:font-size="14pt" officeooo:paragraph-rsid="00eaa593" style:font-size-asian="14pt" style:font-size-complex="14pt"/>
    </style:style>
    <style:style style:name="P72" style:family="paragraph" style:parent-style-name="Heading_20_1">
      <style:paragraph-properties fo:text-align="center" style:justify-single-word="false"/>
      <style:text-properties style:font-name="Times New Roman1" fo:font-size="14pt" fo:language="ru" fo:country="RU" fo:font-style="normal" style:text-underline-style="none" fo:font-weight="bold" officeooo:rsid="00cfbb8a" officeooo:paragraph-rsid="00e0b844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P73" style:family="paragraph" style:parent-style-name="List_20_Paragraph" style:list-style-name="L5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1" fo:font-size="14pt" fo:font-weight="normal" officeooo:rsid="00e062be" officeooo:paragraph-rsid="00e062be" style:font-size-asian="14pt" style:font-weight-asian="normal" style:font-size-complex="14pt" style:font-weight-complex="normal"/>
    </style:style>
    <style:style style:name="P74" style:family="paragraph" style:parent-style-name="List_20_Paragraph" style:list-style-name="L5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1" fo:font-size="14pt" fo:font-weight="normal" officeooo:rsid="00e0b844" officeooo:paragraph-rsid="00e0b844" style:font-size-asian="14pt" style:font-weight-asian="normal" style:font-size-complex="14pt" style:font-weight-complex="normal"/>
    </style:style>
    <style:style style:name="P75" style:family="paragraph" style:parent-style-name="Standard" style:list-style-name="">
      <loext:graphic-properties draw:fill="solid" draw:fill-color="#ffffff"/>
      <style:paragraph-properties fo:line-height="115%" fo:text-align="start" style:justify-single-word="false" fo:background-color="#ffffff"/>
      <style:text-properties style:font-name="Times New Roman1" fo:font-size="16pt" style:text-underline-style="solid" style:text-underline-width="auto" style:text-underline-color="font-color" fo:font-weight="normal" officeooo:rsid="00d2c89a" officeooo:paragraph-rsid="00d2c89a" style:font-size-asian="16pt" style:font-weight-asian="normal" style:font-size-complex="16pt" style:font-weight-complex="normal"/>
    </style:style>
    <style:style style:name="P76" style:family="paragraph" style:parent-style-name="Standard" style:list-style-name="">
      <loext:graphic-properties draw:fill="solid" draw:fill-color="#ffffff"/>
      <style:paragraph-properties fo:line-height="115%" fo:text-align="start" style:justify-single-word="false" fo:background-color="#ffffff"/>
      <style:text-properties style:font-name="Times New Roman1" fo:font-size="16pt" style:text-underline-style="solid" style:text-underline-width="auto" style:text-underline-color="font-color" fo:font-weight="normal" officeooo:rsid="00d2c89a" officeooo:paragraph-rsid="00d2c89a" style:font-size-asian="16pt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Times New Roman1" fo:font-size="12pt" officeooo:rsid="0018a16a" style:font-size-asian="12pt"/>
    </style:style>
    <style:style style:name="P78" style:family="paragraph" style:parent-style-name="Standard" style:list-style-name="L1">
      <style:paragraph-properties fo:line-height="150%"/>
      <style:text-properties style:font-name="Times New Roman1" fo:font-size="14pt" fo:language="ru" fo:country="RU" fo:font-weight="normal" officeooo:rsid="001e0a2a" officeooo:paragraph-rsid="00d2c89a" style:font-size-asian="14pt" style:font-weight-asian="normal" style:font-size-complex="14pt" style:font-weight-complex="normal"/>
    </style:style>
    <style:style style:name="P79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font-style="normal" style:text-underline-style="solid" style:text-underline-width="auto" style:text-underline-color="font-color" fo:font-weight="normal" officeooo:rsid="00d41d45" officeooo:paragraph-rsid="00d41d45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font-weight="normal" officeooo:rsid="002031d0" officeooo:paragraph-rsid="002031d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4pt" officeooo:rsid="00e87d4e" officeooo:paragraph-rsid="00e87d4e" style:font-size-asian="14pt" style:font-size-complex="14pt"/>
    </style:style>
    <style:style style:name="P82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4pt" officeooo:rsid="00052f38" officeooo:paragraph-rsid="0026b3e1" style:font-size-asian="14pt" style:font-size-complex="14pt"/>
    </style:style>
    <style:style style:name="P83" style:family="paragraph" style:parent-style-name="Standard">
      <style:paragraph-properties fo:text-align="center" style:justify-single-word="false" fo:orphans="0" fo:widows="0"/>
      <style:text-properties style:font-name="Times New Roman1" fo:font-size="14pt" style:font-size-asian="14pt" style:font-size-complex="14pt"/>
    </style:style>
    <style:style style:name="P8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 fo:font-size="14pt" style:font-size-asian="14pt" style:font-size-complex="14pt"/>
    </style:style>
    <style:style style:name="P85" style:family="paragraph" style:parent-style-name="Standard">
      <style:paragraph-properties fo:text-align="start" style:justify-single-word="false" fo:orphans="0" fo:widows="0"/>
      <style:text-properties style:font-name="Times New Roman1" fo:font-size="14pt" style:font-size-asian="14pt" style:font-size-complex="14pt"/>
    </style:style>
    <style:style style:name="P86" style:family="paragraph" style:parent-style-name="Standard">
      <style:paragraph-properties fo:text-align="center" style:justify-single-word="false" fo:orphans="0" fo:widows="0"/>
      <style:text-properties style:font-name="Times New Roman1" fo:font-size="14pt" officeooo:rsid="00ba883b" officeooo:paragraph-rsid="00ba883b" style:font-size-asian="14pt" style:font-size-complex="14pt"/>
    </style:style>
    <style:style style:name="P87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/>
    </style:style>
    <style:style style:name="P88" style:family="paragraph" style:parent-style-name="Standard">
      <style:paragraph-properties fo:text-align="center" style:justify-single-word="false" fo:orphans="0" fo:widows="0"/>
      <style:text-properties style:font-name="Times New Roman1"/>
    </style:style>
    <style:style style:name="P89" style:family="paragraph" style:parent-style-name="Standard" style:list-style-name="L1">
      <style:paragraph-properties fo:line-height="150%"/>
      <style:text-properties officeooo:paragraph-rsid="00d2c89a"/>
    </style:style>
    <style:style style:name="P90" style:family="paragraph" style:parent-style-name="Standard" style:list-style-name="L3">
      <style:paragraph-properties fo:line-height="150%"/>
      <style:text-properties fo:font-size="14pt" officeooo:rsid="00bf8fa4" officeooo:paragraph-rsid="00bf8fa4" style:font-size-asian="14pt" style:font-size-complex="14pt"/>
    </style:style>
    <style:style style:name="P9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officeooo:rsid="00e87d4e" officeooo:paragraph-rsid="00e87d4e" style:font-size-asian="14pt" style:font-size-complex="14pt"/>
    </style:style>
    <style:style style:name="P92" style:family="paragraph" style:parent-style-name="Standard" style:list-style-name="L3">
      <style:paragraph-properties fo:line-height="150%"/>
      <style:text-properties style:font-name="Times New Roman2" fo:font-size="14pt" fo:language="ru" fo:country="RU" officeooo:rsid="00d4aec4" officeooo:paragraph-rsid="00d4aec4" style:font-size-asian="14pt" style:font-name-complex="Times New Roman3" style:font-size-complex="14pt"/>
    </style:style>
    <style:style style:name="P93" style:family="paragraph" style:parent-style-name="Standard" style:list-style-name="L6">
      <style:paragraph-properties fo:margin-top="0.101cm" fo:margin-bottom="0.101cm" style:contextual-spacing="false" fo:line-height="150%" fo:text-align="start" style:justify-single-word="false"/>
      <style:text-properties fo:color="#000000" loext:opacity="100%" style:font-name="Times New Roman2" fo:font-size="14pt" fo:language="ru" fo:country="RU" fo:font-weight="normal" officeooo:rsid="00daa791" officeooo:paragraph-rsid="00daa791" fo:background-color="#ffffff" style:font-size-asian="14pt" style:font-weight-asian="normal" style:font-name-complex="Times New Roman3" style:font-size-complex="14pt" style:font-weight-complex="normal"/>
    </style:style>
    <style:style style:name="P94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8284f7" officeooo:paragraph-rsid="008284f7" style:font-size-asian="14pt" style:font-weight-asian="normal" style:font-size-complex="14pt" style:font-weight-complex="normal"/>
    </style:style>
    <style:style style:name="P95" style:family="paragraph" style:parent-style-name="Text_20_body">
      <style:paragraph-properties fo:text-align="center" style:justify-single-word="false"/>
      <style:text-properties style:font-name="Times New Roman1" fo:font-size="14pt" fo:language="ru" fo:country="RU" fo:font-style="normal" style:text-underline-style="none" fo:font-weight="bold" officeooo:rsid="00cfbb8a" officeooo:paragraph-rsid="00e0b844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P96" style:family="paragraph" style:parent-style-name="Text_20_body">
      <style:paragraph-properties fo:text-align="center" style:justify-single-word="false"/>
      <style:text-properties style:font-name="Times New Roman1" fo:font-size="14pt" fo:language="ru" fo:country="RU" fo:font-style="normal" style:text-underline-style="none" fo:font-weight="normal" officeooo:rsid="00cfbb8a" officeooo:paragraph-rsid="00e0b844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97" style:family="paragraph">
      <loext:graphic-properties draw:fill="solid" draw:fill-color="#ffffff"/>
    </style:style>
    <style:style style:name="P98" style:family="paragraph">
      <loext:graphic-properties draw:fill="non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a16a" style:font-size-asian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8a16a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size="16pt" style:text-underline-style="solid" style:text-underline-width="auto" style:text-underline-color="font-color" officeooo:rsid="00d2c89a" style:font-size-asian="16pt" style:font-size-complex="16pt"/>
    </style:style>
    <style:style style:name="T12" style:family="text">
      <style:text-properties fo:language="ru" fo:country="RU" officeooo:rsid="00114c66"/>
    </style:style>
    <style:style style:name="T13" style:family="text">
      <style:text-properties fo:language="ru" fo:country="RU" officeooo:rsid="000ce72b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normal" officeooo:rsid="00d4aec4" style:font-weight-asian="normal" style:font-weight-complex="normal"/>
    </style:style>
    <style:style style:name="T16" style:family="text">
      <style:text-properties fo:language="ru" fo:country="RU" fo:font-weight="normal" officeooo:rsid="00e8be36" style:font-weight-asian="normal" style:font-weight-complex="normal"/>
    </style:style>
    <style:style style:name="T17" style:family="text">
      <style:text-properties fo:language="ru" fo:country="RU" fo:font-weight="normal" officeooo:rsid="00eb32e1" style:font-weight-asian="normal" style:font-weight-complex="normal"/>
    </style:style>
    <style:style style:name="T18" style:family="text">
      <style:text-properties fo:language="ru" fo:country="RU" fo:font-weight="bold" style:font-weight-asian="bold" style:font-name-complex="Times New Roman3" style:font-weight-complex="bold"/>
    </style:style>
    <style:style style:name="T19" style:family="text">
      <style:text-properties fo:language="ru" fo:country="RU" fo:font-weight="bold" officeooo:rsid="00eb32e1" style:font-weight-asian="bold" style:font-weight-complex="bold"/>
    </style:style>
    <style:style style:name="T20" style:family="text">
      <style:text-properties fo:language="ru" fo:country="RU" style:font-name-complex="Times New Roman3"/>
    </style:style>
    <style:style style:name="T21" style:family="text">
      <style:text-properties fo:language="ru" fo:country="RU" officeooo:rsid="00d98823" style:font-name-complex="Times New Roman3"/>
    </style:style>
    <style:style style:name="T22" style:family="text">
      <style:text-properties fo:language="ru" fo:country="RU" officeooo:rsid="00d9b051" style:font-name-complex="Times New Roman3"/>
    </style:style>
    <style:style style:name="T23" style:family="text">
      <style:text-properties fo:language="ru" fo:country="RU" officeooo:rsid="00d147d8"/>
    </style:style>
    <style:style style:name="T24" style:family="text">
      <style:text-properties fo:language="ru" fo:country="RU" fo:font-style="italic" style:font-style-asian="italic" style:font-name-complex="Times New Roman3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d147d8" style:font-weight-asian="bold" style:font-weight-complex="bold"/>
    </style:style>
    <style:style style:name="T27" style:family="text">
      <style:text-properties fo:font-weight="bold" officeooo:rsid="00eb32e1" style:font-weight-asian="bold" style:font-weight-complex="bold"/>
    </style:style>
    <style:style style:name="T28" style:family="text">
      <style:text-properties officeooo:rsid="00052f38"/>
    </style:style>
    <style:style style:name="T29" style:family="text">
      <style:text-properties fo:color="#000000" loext:opacity="100%" fo:font-weight="bold" fo:background-color="#ffffff" loext:char-shading-value="0" style:font-weight-asian="bold" style:font-name-complex="Times New Roman3" style:font-weight-complex="bold"/>
    </style:style>
    <style:style style:name="T30" style:family="text">
      <style:text-properties fo:color="#000000" loext:opacity="100%" fo:font-weight="bold" officeooo:rsid="00daa791" fo:background-color="#ffffff" loext:char-shading-value="0" style:font-weight-asian="bold" style:font-name-complex="Times New Roman3" style:font-weight-complex="bold"/>
    </style:style>
    <style:style style:name="T31" style:family="text">
      <style:text-properties fo:color="#000000" loext:opacity="100%" fo:font-weight="bold" officeooo:rsid="00dc2cfd" fo:background-color="#ffffff" loext:char-shading-value="0" style:font-weight-asian="bold" style:font-name-complex="Times New Roman3" style:font-weight-complex="bold"/>
    </style:style>
    <style:style style:name="T32" style:family="text">
      <style:text-properties fo:color="#000000" loext:opacity="100%" fo:font-weight="bold" officeooo:rsid="00eb32e1" fo:background-color="#ffffff" loext:char-shading-value="0" style:font-weight-asian="bold" style:font-name-complex="Times New Roman3" style:font-weight-complex="bold"/>
    </style:style>
    <style:style style:name="T33" style:family="text">
      <style:text-properties fo:color="#000000" loext:opacity="100%" fo:background-color="#ffffff" loext:char-shading-value="0" style:font-name-complex="Times New Roman3"/>
    </style:style>
    <style:style style:name="T34" style:family="text">
      <style:text-properties fo:color="#000000" loext:opacity="100%" officeooo:rsid="00daa791" fo:background-color="#ffffff" loext:char-shading-value="0" style:font-name-complex="Times New Roman3"/>
    </style:style>
    <style:style style:name="T35" style:family="text">
      <style:text-properties fo:color="#000000" loext:opacity="100%" officeooo:rsid="00dc2cfd" fo:background-color="#ffffff" loext:char-shading-value="0" style:font-name-complex="Times New Roman3"/>
    </style:style>
    <style:style style:name="T36" style:family="text">
      <style:text-properties fo:color="#000000" loext:opacity="100%" officeooo:rsid="00eb32e1" fo:background-color="#ffffff" loext:char-shading-value="0" style:font-name-complex="Times New Roman3"/>
    </style:style>
    <style:style style:name="T37" style:family="text">
      <style:text-properties fo:color="#000000" loext:opacity="100%" officeooo:rsid="00ebb328" fo:background-color="#ffffff" loext:char-shading-value="0" style:font-name-complex="Times New Roman3"/>
    </style:style>
    <style:style style:name="T38" style:family="text">
      <style:text-properties officeooo:rsid="00156339"/>
    </style:style>
    <style:style style:name="T39" style:family="text">
      <style:text-properties officeooo:rsid="0018a16a"/>
    </style:style>
    <style:style style:name="T40" style:family="text">
      <style:text-properties style:font-name="Times New Roman1"/>
    </style:style>
    <style:style style:name="T41" style:family="text">
      <style:text-properties style:font-name="Times New Roman1" officeooo:rsid="0024a451"/>
    </style:style>
    <style:style style:name="T42" style:family="text">
      <style:text-properties style:font-name="Times New Roman1" officeooo:rsid="0025abb0"/>
    </style:style>
    <style:style style:name="T43" style:family="text">
      <style:text-properties style:font-name="Times New Roman1" fo:font-size="14pt" fo:language="ru" fo:country="RU" fo:font-weight="normal" officeooo:rsid="001e0a2a" style:font-size-asian="14pt" style:font-weight-asian="normal" style:font-size-complex="14pt" style:font-weight-complex="normal"/>
    </style:style>
    <style:style style:name="T44" style:family="text">
      <style:text-properties style:font-name="Times New Roman1" fo:font-size="14pt" fo:language="ru" fo:country="RU" fo:font-weight="normal" officeooo:rsid="00d2c89a" style:font-size-asian="14pt" style:font-weight-asian="normal" style:font-size-complex="14pt" style:font-weight-complex="normal"/>
    </style:style>
    <style:style style:name="T45" style:family="text">
      <style:text-properties style:font-name="Times New Roman1" fo:font-size="14pt" fo:language="ru" fo:country="RU" fo:font-style="normal" style:text-underline-style="none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6" style:family="text">
      <style:text-properties style:font-name="Times New Roman1" fo:font-size="14pt" fo:language="ru" fo:country="RU" fo:font-style="normal" style:text-underline-style="none" fo:font-weight="normal" officeooo:rsid="00d9882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7" style:family="text">
      <style:text-properties style:font-name="Times New Roman1" fo:font-size="14pt" fo:language="ru" fo:country="RU" fo:font-style="normal" style:text-underline-style="none" fo:font-weight="bold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T48" style:family="text">
      <style:text-properties style:font-name="Times New Roman1" fo:font-size="14pt" fo:language="ru" fo:country="RU" fo:font-style="italic" style:text-underline-style="none" fo:font-weight="normal" style:font-size-asian="14pt" style:font-style-asian="italic" style:font-weight-asian="normal" style:font-name-complex="Times New Roman3" style:font-size-complex="14pt" style:font-style-complex="italic" style:font-weight-complex="normal"/>
    </style:style>
    <style:style style:name="T49" style:family="text">
      <style:text-properties style:font-name="Times New Roman1" officeooo:rsid="00d147d8"/>
    </style:style>
    <style:style style:name="T50" style:family="text">
      <style:text-properties officeooo:rsid="0025abb0"/>
    </style:style>
    <style:style style:name="T51" style:family="text">
      <style:text-properties fo:font-weight="normal" officeooo:rsid="000ce72b" style:font-weight-asian="normal" style:font-weight-complex="normal"/>
    </style:style>
    <style:style style:name="T52" style:family="text">
      <style:text-properties style:font-name="Times New Roman2" fo:language="ru" fo:country="RU" style:font-name-complex="Times New Roman3"/>
    </style:style>
    <style:style style:name="T53" style:family="text">
      <style:text-properties style:font-name="Times New Roman2" fo:language="ru" fo:country="RU" officeooo:rsid="00d4aec4" style:font-name-complex="Times New Roman3"/>
    </style:style>
    <style:style style:name="T54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d73a1f" fo:background-color="transparent" loext:char-shading-value="0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d79159" fo:background-color="transparent" loext:char-shading-value="0" style:font-style-asian="italic" style:font-weight-asian="bold" style:font-style-complex="italic" style:font-weight-complex="bold"/>
    </style:style>
    <style:style style:name="T57" style:family="text">
      <style:text-properties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58" style:family="text">
      <style:text-properties fo:font-style="italic" style:text-underline-style="none" fo:font-weight="bold" officeooo:rsid="00d79159" fo:background-color="transparent" loext:char-shading-value="0" style:font-style-asian="italic" style:font-weight-asian="bold" style:font-style-complex="italic" style:font-weight-complex="bold"/>
    </style:style>
    <style:style style:name="T59" style:family="text">
      <style:text-properties fo:font-style="italic" style:text-underline-style="none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e87d4e" style:font-style-asian="italic" style:font-style-complex="italic"/>
    </style:style>
    <style:style style:name="T62" style:family="text">
      <style:text-properties fo:font-style="italic" officeooo:rsid="00e8be36" style:font-style-asian="italic" style:font-style-complex="italic"/>
    </style:style>
    <style:style style:name="T63" style:family="text">
      <style:text-properties fo:font-style="italic" fo:font-weight="normal" officeooo:rsid="00e87d4e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0ce72b" style:font-style-asian="italic" style:font-weight-asian="normal" style:font-style-complex="italic" style:font-weight-complex="normal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fo:font-style="normal" style:text-underline-style="none" officeooo:rsid="00485d81" style:font-style-asian="normal" style:font-style-complex="normal"/>
    </style:style>
    <style:style style:name="T6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style:text-underline-style="none" fo:font-weight="bold" officeooo:rsid="00485d81" style:font-style-asian="normal" style:font-weight-asian="bold" style:font-style-complex="normal" style:font-weight-complex="bold"/>
    </style:style>
    <style:style style:name="T69" style:family="text">
      <style:text-properties fo:font-style="normal" style:text-underline-style="none" fo:font-weight="bold" officeooo:rsid="007c7c9a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none" fo:font-weight="bold" officeooo:rsid="00e87d4e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fo:font-style="normal" style:text-underline-style="solid" style:text-underline-width="auto" style:text-underline-color="font-color" officeooo:rsid="00485d81" style:font-style-asian="normal" style:font-style-complex="normal"/>
    </style:style>
    <style:style style:name="T73" style:family="text">
      <style:text-properties officeooo:rsid="00d147d8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fo:font-weight="bold" style:font-weight-asian="bold" style:font-weight-complex="bold"/>
    </style:style>
    <style:style style:name="T76" style:family="text">
      <style:text-properties officeooo:rsid="00d4aec4"/>
    </style:style>
    <style:style style:name="T77" style:family="text">
      <style:text-properties officeooo:rsid="00d5c637"/>
    </style:style>
    <style:style style:name="T78" style:family="text">
      <style:text-properties officeooo:rsid="00d73a1f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d79159"/>
    </style:style>
    <style:style style:name="T81" style:family="text">
      <style:text-properties officeooo:rsid="00e70d56"/>
    </style:style>
    <style:style style:name="T82" style:family="text">
      <style:text-properties officeooo:rsid="00e87d4e"/>
    </style:style>
    <style:style style:name="T83" style:family="text">
      <style:text-properties officeooo:rsid="00e8be36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4"><draw:frame draw:style-name="fr1" draw:name="Рисунок 2" text:anchor-type="char" svg:x="-0.039cm" svg:y="0.582cm" svg:width="2.037cm" svg:height="2.302cm" draw:z-index="3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30">Министерство науки и высшего образования Российской Федерации</text:p>
            <text:p text:style-name="P30">Федеральное государственное бюджетное образовательное учреждение</text:p>
            <text:p text:style-name="P30">высшего образования</text:p>
            <text:p text:style-name="P31">«Московский государственный технический университет</text:p>
            <text:p text:style-name="P31">имени Н.Э. Баумана</text:p>
            <text:p text:style-name="P30">(национальный исследовательский университет)»</text:p>
            <text:p text:style-name="P30">(МГТУ им. Н.Э. Баумана)</text:p>
          </table:table-cell>
        </table:table-row>
      </table:table>
      <text:p text:style-name="P32"/>
      <text:p text:style-name="P33"/>
      <text:p text:style-name="P37"><text:span text:style-name="T2">ФАКУЛЬТЕТ <text:tab/><text:tab/></text:span><text:span text:style-name="T4">Информатика и системы управления</text:span></text:p>
      <text:p text:style-name="P28"/>
      <text:p text:style-name="P37"><text:span text:style-name="T2">КАФЕДРА <text:tab/><text:tab/><text:tab/></text:span><text:span text:style-name="T4">ПРОГРАММНАЯ ИНЖЕНЕРИЯ (ИУ7)</text:span></text:p>
      <text:p text:style-name="P37"/>
      <text:p text:style-name="P25"/>
      <text:p text:style-name="P26"/>
      <text:h text:style-name="P65" text:outline-level="1"/>
      <text:h text:style-name="P67" text:outline-level="1"><text:bookmark-start text:name="__RefHeading___Toc1537_3071024789"/>Отчет<text:bookmark-end text:name="__RefHeading___Toc1537_3071024789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о лабораторной работе №</text:p>
          </table:table-cell>
          <table:table-cell table:style-name="Таблица2.A1" office:value-type="string">
            <text:p text:style-name="P18"><draw:custom-shape text:anchor-type="char" draw:z-index="0" draw:name="Фигура1" draw:style-name="gr2" draw:text-style-name="P98" svg:width="1.006cm" svg:height="0.003cm" svg:x="-0.093cm" svg:y="0.526cm"><text:p/><draw:enhanced-geometry svg:viewBox="0 0 21600 21600" draw:type="mso-spt32" draw:enhanced-path="M 0 0 L 21600 21600 N"/></draw:custom-shape>8</text:p>
          </table:table-cell>
        </table:table-row>
      </table:table>
      <text:h text:style-name="P66" text:outline-level="1"><draw:custom-shape text:anchor-type="char" draw:z-index="1" draw:name="Фигура2" draw:style-name="gr1" draw:text-style-name="P97" svg:width="3.031cm" svg:height="0.821cm" svg:x="0.065cm" svg:y="0.617cm"><text:p text:style-name="Frame_20_contents"><text:span text:style-name="T5">Название:</text:span></text:p><draw:enhanced-geometry svg:viewBox="0 0 21600 21600" draw:mirror-horizontal="false" draw:mirror-vertical="false" draw:type="mso-spt202" draw:enhanced-path="M 0 0 L 21600 0 21600 21600 0 21600 0 0 Z N"/></draw:custom-shape></text:h>
      <text:h text:style-name="P75" text:outline-level="1"><text:bookmark-start text:name="__RefHeading___Toc1212_1553839742"/>Графы<text:bookmark-end text:name="__RefHeading___Toc1212_1553839742"/></text:h>
      <text:h text:style-name="P76" text:outline-level="1"/>
      <text:p text:style-name="P38"><text:span text:style-name="T5">Дисциплина: <text:s/></text:span><text:span text:style-name="T10">Типы и структуры данных</text:span></text:p>
      <text:p text:style-name="P27"/>
      <text:p text:style-name="P39"><text:span text:style-name="T6">Вариант:</text:span><text:span text:style-name="T9"> <text:s/></text:span><text:span text:style-name="T11">5</text:span></text:p>
      <text:p text:style-name="P3"/>
      <text:p text:style-name="P3"/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85"><text:s text:c="2"/>Студент</text:p>
          </table:table-cell>
          <table:table-cell table:style-name="Таблица3.A1" office:value-type="string">
            <text:p text:style-name="P84">ИУ7-31Б</text:p>
          </table:table-cell>
          <table:table-cell table:style-name="Таблица3.C1" office:value-type="string">
            <text:p text:style-name="P83"/>
          </table:table-cell>
          <table:table-cell table:style-name="Таблица3.A1" office:value-type="string">
            <text:p text:style-name="P87"><text:span text:style-name="T2"><text:s/></text:span><text:span text:style-name="T8">Савинова М. Г.</text:span></text:p>
          </table:table-cell>
        </table:table-row>
        <table:table-row table:style-name="Таблица3.1">
          <table:table-cell table:style-name="Таблица3.A1" office:value-type="string">
            <text:p text:style-name="P85"/>
          </table:table-cell>
          <table:table-cell table:style-name="Таблица3.A1" office:value-type="string">
            <text:p text:style-name="P88">(Группа)</text:p>
            <text:p text:style-name="P88"/>
          </table:table-cell>
          <table:table-cell table:style-name="Таблица3.C2" office:value-type="string">
            <text:p text:style-name="P88"/>
          </table:table-cell>
          <table:table-cell table:style-name="Таблица3.A1" office:value-type="string">
            <text:p text:style-name="P88">(Фамилия <text:span text:style-name="T39">И. О.</text:span>)</text:p>
          </table:table-cell>
        </table:table-row>
        <table:table-row table:style-name="Таблица3.3">
          <table:table-cell table:style-name="Таблица3.A1" office:value-type="string">
            <text:p text:style-name="P85">Преподаватель</text:p>
          </table:table-cell>
          <table:table-cell table:style-name="Таблица3.B3" office:value-type="string">
            <text:p text:style-name="P86"><text:span text:style-name="T83">Никульшина</text:span> <text:span text:style-name="T83">Т</text:span>. <text:span text:style-name="T83">А</text:span>.</text:p>
          </table:table-cell>
          <table:table-cell table:style-name="Таблица3.C3" office:value-type="string">
            <text:p text:style-name="P88"/>
          </table:table-cell>
          <table:table-cell table:style-name="Таблица3.A1" office:value-type="string">
            <text:p text:style-name="P88"/>
          </table:table-cell>
        </table:table-row>
      </table:table>
      <text:p text:style-name="P29"/>
      <text:p text:style-name="P29"/>
      <text:p text:style-name="P29"/>
      <text:p text:style-name="P29"/>
      <text:p text:style-name="P36"><text:span text:style-name="T1">Москва, 202</text:span><text:span text:style-name="T3">2</text:span></text:p>
      <text:p text:style-name="P77"><text:soft-page-break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71">Оглавление</text:p>
          </text:index-title>
          <text:p text:style-name="P69"><text:a xlink:type="simple" xlink:href="#__RefHeading___Toc1998_3112895004" text:style-name="Index_20_Link" text:visited-style-name="Index_20_Link"><text:span text:style-name="T7">Цель работы<text:tab/>2</text:span></text:a></text:p>
          <text:p text:style-name="P68"><text:a xlink:type="simple" xlink:href="#__RefHeading___Toc1850_1830211148" text:style-name="Index_20_Link" text:visited-style-name="Index_20_Link"><text:span text:style-name="T7">Условие задачи<text:tab/>2</text:span></text:a></text:p>
          <text:p text:style-name="P68"><text:a xlink:type="simple" xlink:href="#__RefHeading___Toc1852_1830211148" text:style-name="Index_20_Link" text:visited-style-name="Index_20_Link"><text:span text:style-name="T7">Описание ТЗ<text:tab/>3</text:span></text:a></text:p>
          <text:p text:style-name="P70"><text:a xlink:type="simple" xlink:href="#__RefHeading___Toc1854_1830211148" text:style-name="Index_20_Link" text:visited-style-name="Index_20_Link"><text:span text:style-name="T7">1. Описание входных данных<text:tab/>3</text:span></text:a></text:p>
          <text:p text:style-name="P70"><text:a xlink:type="simple" xlink:href="#__RefHeading___Toc1893_2326737821" text:style-name="Index_20_Link" text:visited-style-name="Index_20_Link"><text:span text:style-name="T7">2. Ограничения<text:tab/>3</text:span></text:a></text:p>
          <text:p text:style-name="P70"><text:a xlink:type="simple" xlink:href="#__RefHeading___Toc1856_1830211148" text:style-name="Index_20_Link" text:visited-style-name="Index_20_Link"><text:span text:style-name="T7">3. Описание выходных данных<text:tab/>3</text:span></text:a></text:p>
          <text:p text:style-name="P70"><text:a xlink:type="simple" xlink:href="#__RefHeading___Toc2000_3112895004" text:style-name="Index_20_Link" text:visited-style-name="Index_20_Link"><text:span text:style-name="T7">4. Описание задачи, реализуемой в программе<text:tab/>3</text:span></text:a></text:p>
          <text:p text:style-name="P70"><text:a xlink:type="simple" xlink:href="#__RefHeading___Toc1858_1830211148" text:style-name="Index_20_Link" text:visited-style-name="Index_20_Link"><text:span text:style-name="T7">5. Способ обращения к программе<text:tab/>3</text:span></text:a></text:p>
          <text:p text:style-name="P70"><text:a xlink:type="simple" xlink:href="#__RefHeading___Toc1860_1830211148" text:style-name="Index_20_Link" text:visited-style-name="Index_20_Link"><text:span text:style-name="T7">6. Описание возможных аварийных ситуаций и ошибок пользователя<text:tab/>3</text:span></text:a></text:p>
          <text:p text:style-name="P68"><text:a xlink:type="simple" xlink:href="#__RefHeading___Toc1862_1830211148" text:style-name="Index_20_Link" text:visited-style-name="Index_20_Link"><text:span text:style-name="T7">Описание внутренних структур данных<text:tab/>4</text:span></text:a></text:p>
          <text:p text:style-name="P68"><text:a xlink:type="simple" xlink:href="#__RefHeading___Toc3363_2576033471" text:style-name="Index_20_Link" text:visited-style-name="Index_20_Link"><text:span text:style-name="T7">Описание алгоритма<text:tab/>4</text:span></text:a></text:p>
          <text:p text:style-name="P68"><text:a xlink:type="simple" xlink:href="#__RefHeading___Toc1866_1830211148" text:style-name="Index_20_Link" text:visited-style-name="Index_20_Link"><text:span text:style-name="T7">Тестовые данные<text:tab/>5</text:span></text:a></text:p>
          <text:p text:style-name="P70"><text:a xlink:type="simple" xlink:href="#__RefHeading___Toc1868_1830211148" text:style-name="Index_20_Link" text:visited-style-name="Index_20_Link"><text:span text:style-name="T7">1. Негативные тесты<text:tab/>5</text:span></text:a></text:p>
          <text:p text:style-name="P70"><text:a xlink:type="simple" xlink:href="#__RefHeading___Toc1870_1830211148" text:style-name="Index_20_Link" text:visited-style-name="Index_20_Link"><text:span text:style-name="T7">2. Позитивные тесты<text:tab/>5</text:span></text:a></text:p>
          <text:p text:style-name="P68"><text:a xlink:type="simple" xlink:href="#__RefHeading___Toc2004_3112895004" text:style-name="Index_20_Link" text:visited-style-name="Index_20_Link"><text:span text:style-name="T7">Выводы<text:tab/>6</text:span></text:a></text:p>
          <text:p text:style-name="P68"><text:a xlink:type="simple" xlink:href="#__RefHeading___Toc1874_1830211148" text:style-name="Index_20_Link" text:visited-style-name="Index_20_Link"><text:span text:style-name="T7">*Ответы на контрольные вопросы<text:tab/>6</text:span></text:a></text:p>
        </text:index-body>
      </text:table-of-content>
      <text:p text:style-name="P1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 text:is-list-header="true"><text:bookmark-start text:name="__RefHeading___Toc1998_3112895004"/><text:soft-page-break/>Цель работы<text:bookmark-end text:name="__RefHeading___Toc1998_3112895004"/></text:h>
      <text:p text:style-name="P40"><text:span text:style-name="T43"><text:tab/></text:span><text:span text:style-name="T44">Р</text:span><text:span text:style-name="T43">еализовать алгоритмы обработки графовых структур:</text:span></text:p>
      <text:list xml:id="list3014147590" text:style-name="L1">
        <text:list-item>
          <text:p text:style-name="P89"><text:span text:style-name="T43">поиск различных путей</text:span><text:span text:style-name="T44">;</text:span></text:p>
        </text:list-item>
        <text:list-item>
          <text:p text:style-name="P78"><text:s/>проверку связности;</text:p>
        </text:list-item>
      </text:list>
      <text:h text:style-name="Heading_20_1" text:outline-level="1" text:is-list-header="true"><text:bookmark-start text:name="__RefHeading___Toc1850_1830211148"/>Условие задачи<text:bookmark-end text:name="__RefHeading___Toc1850_1830211148"/></text:h>
      <text:p text:style-name="P64"><text:tab/>Задан граф - не дерево. Проверить, можно ли превратить его в дерево удалением одной вершины вместе с ее ребрами.</text:p>
      <text:h text:style-name="Heading_20_1" text:outline-level="1"><text:bookmark-start text:name="__RefHeading___Toc1852_1830211148"/>Описание ТЗ<text:bookmark-end text:name="__RefHeading___Toc1852_1830211148"/></text:h>
      <text:h text:style-name="Heading_20_2" text:outline-level="2" text:is-list-header="true"><text:bookmark-start text:name="__RefHeading___Toc1854_1830211148"/>1. Описание входных данных<text:bookmark-end text:name="__RefHeading___Toc1854_1830211148"/></text:h>
      <text:p text:style-name="P91"><text:tab/>Файл <text:span text:style-name="T27">graph.txt</text:span>, в котором записано кол-во вершин и список ребер.</text:p>
      <text:h text:style-name="Heading_20_2" text:outline-level="2" text:is-list-header="true"><text:bookmark-start text:name="__RefHeading___Toc1893_2326737821"/><text:span text:style-name="T23">2. </text:span><text:span text:style-name="T12">О</text:span><text:span text:style-name="T13">граничения</text:span><text:bookmark-end text:name="__RefHeading___Toc1893_2326737821"/></text:h>
      <text:list xml:id="list1750293270" text:style-name="L2">
        <text:list-item>
          <text:p text:style-name="P79">Вершина дерева:<text:span text:style-name="T74"> целое число от </text:span><text:span text:style-name="T75">0 до n-1 </text:span><text:span text:style-name="T74">(n - кол-во вершин графа);</text:span></text:p>
        </text:list-item>
        <text:list-item>
          <text:p text:style-name="P80"><text:span text:style-name="T72">Пункт меню</text:span><text:span text:style-name="T71">:</text:span><text:span text:style-name="T65"> </text:span><text:span text:style-name="T66">целое число</text:span><text:span text:style-name="T68"> от </text:span><text:span text:style-name="T69">0</text:span><text:span text:style-name="T68"> до </text:span><text:span text:style-name="T70">3</text:span><text:span text:style-name="T69">;</text:span><text:span text:style-name="T67"> </text:span></text:p>
        </text:list-item>
      </text:list>
      <text:h text:style-name="Heading_20_2" text:outline-level="2" text:is-list-header="true"><text:bookmark-start text:name="__RefHeading___Toc1856_1830211148"/><text:span text:style-name="T49">3</text:span><text:span text:style-name="T40">. Описание выходных данных</text:span><text:bookmark-end text:name="__RefHeading___Toc1856_1830211148"/></text:h>
      <text:p text:style-name="P81"><text:span text:style-name="T15"><text:tab/>Ф</text:span><text:span text:style-name="T14">айлы </text:span><text:span text:style-name="T19">result_graph_*.gv</text:span><text:span text:style-name="T14">, </text:span><text:span text:style-name="T17">(</text:span><text:span text:style-name="T14">*-</text:span><text:span text:style-name="T17">номер удаленной вершины) </text:span><text:span text:style-name="T14">в которых записаны граф</text:span><text:span text:style-name="T16">ы</text:span><text:span text:style-name="T14"> с удаленными вершинами</text:span><text:span text:style-name="T17">; сообщение о возможности перехода графа в дерево с удаленной вершиной.</text:span></text:p>
      <text:h text:style-name="Heading_20_2" text:outline-level="2" text:is-list-header="true"><text:bookmark-start text:name="__RefHeading___Toc2000_3112895004"/><text:span text:style-name="T73">4</text:span><text:span text:style-name="T50">. </text:span><text:span text:style-name="T41">Описание задачи, </text:span><text:span text:style-name="T42">реализуемой в программе</text:span><text:bookmark-end text:name="__RefHeading___Toc2000_3112895004"/></text:h>
      <text:p text:style-name="P45"><text:span text:style-name="T42">П</text:span><text:span text:style-name="T40">рограмма реализует:</text:span></text:p>
      <text:list xml:id="list2524685619" text:style-name="L3">
        <text:list-item>
          <text:p text:style-name="P90"><text:span text:style-name="T52">формирование </text:span><text:span text:style-name="T53">графа;</text:span></text:p>
        </text:list-item>
        <text:list-item>
          <text:p text:style-name="P92">удаление узла графа;</text:p>
        </text:list-item>
        <text:list-item>
          <text:p text:style-name="P92">поиск в глубину;</text:p>
        </text:list-item>
        <text:list-item>
          <text:p text:style-name="P92">подсчет кол-ва ребер;</text:p>
        </text:list-item>
        <text:list-item>
          <text:p text:style-name="P92">вывод графа в файл;</text:p>
        </text:list-item>
      </text:list>
      <text:h text:style-name="Heading_20_2" text:outline-level="2" text:is-list-header="true"><text:bookmark-start text:name="__RefHeading___Toc1858_1830211148"/><text:span text:style-name="T26">5</text:span><text:span text:style-name="T25">.</text:span> <text:span text:style-name="T25">Способ обращения к программе</text:span><text:bookmark-end text:name="__RefHeading___Toc1858_1830211148"/></text:h>
      <text:p text:style-name="P4"><text:tab/><text:span text:style-name="T51">Обращение к программе происходит через консоль, путём запуска </text:span><text:span text:style-name="T63">app</text:span><text:span text:style-name="T64">.exe</text:span><text:span text:style-name="T51"> файла.</text:span></text:p>
      <text:p text:style-name="P4"><text:span text:style-name="T51"/></text:p>
      <text:h text:style-name="Heading_20_2" text:outline-level="2" text:is-list-header="true"><text:bookmark-start text:name="__RefHeading___Toc1860_1830211148"/><text:soft-page-break/><text:span text:style-name="T73">6</text:span><text:span text:style-name="T28">. О</text:span>писание возможных аварийных ситуаций и ошибок пользователя<text:bookmark-end text:name="__RefHeading___Toc1860_1830211148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6">Аварийная ситуация</text:p>
          </table:table-cell>
          <table:table-cell table:style-name="Таблица6.A1" office:value-type="string">
            <text:p text:style-name="P6">Код завершения</text:p>
          </table:table-cell>
          <table:table-cell table:style-name="Таблица6.C1" office:value-type="string">
            <text:p text:style-name="P6">Сообщение</text:p>
          </table:table-cell>
        </table:table-row>
        <table:table-row>
          <table:table-cell table:style-name="Таблица6.A2" office:value-type="string">
            <text:p text:style-name="P7"><text:span text:style-name="T76">Граф</text:span> не инициализирован</text:p>
          </table:table-cell>
          <table:table-cell table:style-name="Таблица6.A2" office:value-type="string">
            <text:p text:style-name="P8">1</text:p>
          </table:table-cell>
          <table:table-cell table:style-name="Таблица6.C2" office:value-type="string">
            <text:p text:style-name="P56">Нет доступного графа!</text:p>
          </table:table-cell>
        </table:table-row>
        <table:table-row>
          <table:table-cell table:style-name="Таблица6.A2" office:value-type="string">
            <text:p text:style-name="P9">В файле указано неверное кол-во вершин графа</text:p>
          </table:table-cell>
          <table:table-cell table:style-name="Таблица6.A2" office:value-type="string">
            <text:p text:style-name="P8">3</text:p>
          </table:table-cell>
          <table:table-cell table:style-name="Таблица6.C2" office:value-type="string">
            <text:p text:style-name="P56">Неверное кол-во вершин графа!</text:p>
          </table:table-cell>
        </table:table-row>
        <table:table-row>
          <table:table-cell table:style-name="Таблица6.A2" office:value-type="string">
            <text:p text:style-name="P9">Ошибка при выделении памяти</text:p>
          </table:table-cell>
          <table:table-cell table:style-name="Таблица6.A2" office:value-type="string">
            <text:p text:style-name="P8">4</text:p>
          </table:table-cell>
          <table:table-cell table:style-name="Таблица6.C2" office:value-type="string">
            <text:p text:style-name="P56">Ошибка выделения памяти!</text:p>
          </table:table-cell>
        </table:table-row>
        <table:table-row>
          <table:table-cell table:style-name="Таблица6.A2" office:value-type="string">
            <text:p text:style-name="P9">Граф при удалении вершины оказался несвязным</text:p>
          </table:table-cell>
          <table:table-cell table:style-name="Таблица6.A2" office:value-type="string">
            <text:p text:style-name="P8">5</text:p>
          </table:table-cell>
          <table:table-cell table:style-name="Таблица6.C2" office:value-type="string">
            <text:p text:style-name="P55">Граф не связный!</text:p>
            <text:p text:style-name="P55"/>
          </table:table-cell>
        </table:table-row>
        <table:table-row>
          <table:table-cell table:style-name="Таблица6.A2" office:value-type="string">
            <text:p text:style-name="P9">Граф при удалении вершины имеет циклы</text:p>
          </table:table-cell>
          <table:table-cell table:style-name="Таблица6.A2" office:value-type="string">
            <text:p text:style-name="P8">6</text:p>
          </table:table-cell>
          <table:table-cell table:style-name="Таблица6.C2" office:value-type="string">
            <text:p text:style-name="P55">Граф <text:span text:style-name="T77">имеет циклы</text:span>!</text:p>
            <text:p text:style-name="P55"/>
          </table:table-cell>
        </table:table-row>
        <table:table-row>
          <table:table-cell table:style-name="Таблица6.A2" office:value-type="string">
            <text:p text:style-name="P9">Выбран неверный пункт меню</text:p>
          </table:table-cell>
          <table:table-cell table:style-name="Таблица6.A2" office:value-type="string">
            <text:p text:style-name="P8">7</text:p>
          </table:table-cell>
          <table:table-cell table:style-name="Таблица6.C2" office:value-type="string">
            <text:p text:style-name="P55">Неверно выбранный пункт меню!</text:p>
          </table:table-cell>
        </table:table-row>
        <table:table-row>
          <table:table-cell table:style-name="Таблица6.A2" office:value-type="string">
            <text:p text:style-name="P9">Не был выбран файл с данными</text:p>
          </table:table-cell>
          <table:table-cell table:style-name="Таблица6.A2" office:value-type="string">
            <text:p text:style-name="P8">8</text:p>
          </table:table-cell>
          <table:table-cell table:style-name="Таблица6.C2" office:value-type="string">
            <text:p text:style-name="P55">Нет доступного файла!</text:p>
          </table:table-cell>
        </table:table-row>
        <table:table-row>
          <table:table-cell table:style-name="Таблица6.A2" office:value-type="string">
            <text:p text:style-name="P9">В входном файле отсутствуют данные</text:p>
          </table:table-cell>
          <table:table-cell table:style-name="Таблица6.A2" office:value-type="string">
            <text:p text:style-name="P10">9</text:p>
          </table:table-cell>
          <table:table-cell table:style-name="Таблица6.C2" office:value-type="string">
            <text:p text:style-name="P55">Входной файл пуст!</text:p>
          </table:table-cell>
        </table:table-row>
      </table:table>
      <text:p text:style-name="P5"/>
      <text:h text:style-name="Heading_20_1" text:outline-level="1"><text:bookmark-start text:name="__RefHeading___Toc1862_1830211148"/>Описание внутренних структур данных<text:bookmark-end text:name="__RefHeading___Toc1862_1830211148"/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0">// <text:span text:style-name="T78">стру</text:span><text:span text:style-name="T80">к</text:span><text:span text:style-name="T78">тура для </text:span><text:span text:style-name="T80">вершины</text:span><text:span text:style-name="T78"> графа</text:span></text:p>
            <text:p text:style-name="P57">typedef struct node node_t;</text:p>
            <text:p text:style-name="P59"/>
            <text:p text:style-name="P57">struct node</text:p>
            <text:p text:style-name="P57">{</text:p>
            <text:p text:style-name="P57"><text:s text:c="4"/>int vertex;<text:span text:style-name="T54"> <text:s text:c="4"/>// </text:span><text:span text:style-name="T55">номер вершины</text:span></text:p>
            <text:p text:style-name="P58"><text:s text:c="4"/>node_t *next;<text:span text:style-name="T79"> <text:s text:c="2"/></text:span><text:span text:style-name="T54">// </text:span><text:span text:style-name="T55">указатель </text:span><text:span text:style-name="T56">на следующую вершину</text:span></text:p>
            <text:p text:style-name="P57">};</text:p>
            <text:p text:style-name="P59"/>
            <text:p text:style-name="P61">// <text:span text:style-name="T78">стру</text:span><text:span text:style-name="T80">к</text:span><text:span text:style-name="T78">тура для описания графа</text:span></text:p>
            <text:p text:style-name="P57">typedef struct</text:p>
            <text:p text:style-name="P57">{</text:p>
            <text:p text:style-name="P58"><text:s text:c="4"/>int num_vertex;<text:span text:style-name="T54"> // </text:span><text:span text:style-name="T56">кол-во вершин графа</text:span></text:p>
            <text:p text:style-name="P58"><text:s text:c="4"/>node_t **head;<text:span text:style-name="T57"> <text:s/>// </text:span><text:span text:style-name="T58">массив указателей вершин</text:span></text:p>
            <text:p text:style-name="P57">} graph_t;</text:p>
            <text:p text:style-name="Table_20_Contents"/>
          </table:table-cell>
        </table:table-row>
      </table:table>
      <text:h text:style-name="Heading_20_1" text:outline-level="1" text:is-list-header="true"><text:bookmark-start text:name="__RefHeading___Toc3363_2576033471"/><text:soft-page-break/>Описание алгоритма<text:bookmark-end text:name="__RefHeading___Toc3363_2576033471"/></text:h>
      <text:p text:style-name="P94"><text:tab/>Для представления графа в программе используется <text:span text:style-name="T61">список</text:span></text:p>
      <text:p text:style-name="P94"><text:span text:style-name="T60">смежности</text:span>. Данные для заполнения матрицы смежности считываются из</text:p>
      <text:p text:style-name="P94">файла. Далее по получен<text:span text:style-name="T82">ному списку</text:span> создается файл с расширением <text:span text:style-name="T59">.gv</text:span>,</text:p>
      <text:p text:style-name="P94">содержащий представление графа на языке <text:span text:style-name="T60">DOT</text:span>. </text:p>
      <text:p text:style-name="P94"><text:tab/><text:span text:style-name="T82">Пользователь выбирает </text:span><text:span text:style-name="T61">2</text:span><text:span text:style-name="T82"> пункт меню, в результате которого происходит проверка всех вершин графа: сначала осуществляется </text:span><text:span text:style-name="T61">поиск в глубину</text:span><text:span text:style-name="T82">, затем подсчет кол-ва ребер и вершин. В результате полученных данных на экран выводится соответствующее сообщение. Так же каждый новый полученный граф записывается в отдельный файл </text:span><text:span text:style-name="T83">с расширением </text:span><text:span text:style-name="T62">.gv </text:span><text:span text:style-name="T82">.</text:span></text:p>
      <text:h text:style-name="Heading_20_1" text:outline-level="1"><text:bookmark-start text:name="__RefHeading___Toc1866_1830211148"/>Тестовые данные<text:bookmark-end text:name="__RefHeading___Toc1866_1830211148"/></text:h>
      <text:h text:style-name="Heading_20_2" text:outline-level="2" text:is-list-header="true"><text:bookmark-start text:name="__RefHeading___Toc1868_1830211148"/>1. <text:span text:style-name="T81">Негативные</text:span> тесты<text:bookmark-end text:name="__RefHeading___Toc1868_1830211148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44">№</text:p>
          </table:table-cell>
          <table:table-cell table:style-name="Таблица10.A1" office:value-type="string">
            <text:p text:style-name="P44">Наименование теста</text:p>
          </table:table-cell>
          <table:table-cell table:style-name="Таблица10.A1" office:value-type="string">
            <text:p text:style-name="P44">Пользовательский ввод</text:p>
          </table:table-cell>
          <table:table-cell table:style-name="Таблица10.D1" office:value-type="string">
            <text:p text:style-name="P44">Вывод</text:p>
          </table:table-cell>
        </table:table-row>
        <table:table-row>
          <table:table-cell table:style-name="Таблица10.A2" office:value-type="string">
            <text:p text:style-name="P50">1.</text:p>
          </table:table-cell>
          <table:table-cell table:style-name="Таблица10.A2" office:value-type="string">
            <text:p text:style-name="P23">Неверно выбранный пункт меню</text:p>
          </table:table-cell>
          <table:table-cell table:style-name="Таблица10.A2" office:value-type="string">
            <text:p text:style-name="P51">ааа</text:p>
          </table:table-cell>
          <table:table-cell table:style-name="Таблица10.D2" office:value-type="string">
            <text:p text:style-name="P43">Неверно выбранный пункт меню!</text:p>
          </table:table-cell>
        </table:table-row>
        <table:table-row>
          <table:table-cell table:style-name="Таблица10.A2" office:value-type="string">
            <text:p text:style-name="P50">2.</text:p>
          </table:table-cell>
          <table:table-cell table:style-name="Таблица10.A2" office:value-type="string">
            <text:list xml:id="list1579367279" text:style-name="L5">
              <text:list-header>
                <text:p text:style-name="P73">В файле указано неверное кол-во вершин</text:p>
              </text:list-header>
            </text:list>
          </table:table-cell>
          <table:table-cell table:style-name="Таблица10.A2" office:value-type="string">
            <text:p text:style-name="P51">(*кол-во вершин в графе: -10)</text:p>
            <text:p text:style-name="P51">1</text:p>
          </table:table-cell>
          <table:table-cell table:style-name="Таблица10.D2" office:value-type="string">
            <text:p text:style-name="P54">Неверное кол-во вершин графа!</text:p>
          </table:table-cell>
        </table:table-row>
        <table:table-row>
          <table:table-cell table:style-name="Таблица10.A2" office:value-type="string">
            <text:p text:style-name="P50">3.</text:p>
          </table:table-cell>
          <table:table-cell table:style-name="Таблица10.A2" office:value-type="string">
            <text:list xml:id="list115050497219311" text:continue-numbering="true" text:style-name="L5">
              <text:list-header>
                <text:p text:style-name="P73">В файле указано некорректное значение вершины</text:p>
              </text:list-header>
            </text:list>
          </table:table-cell>
          <table:table-cell table:style-name="Таблица10.A2" office:value-type="string">
            <text:p text:style-name="P51">(*зн-ие вершины в графе: -1)</text:p>
            <text:p text:style-name="P51">1</text:p>
          </table:table-cell>
          <table:table-cell table:style-name="Таблица10.D2" office:value-type="string">
            <text:p text:style-name="P54">Нет доступной вершины графа!</text:p>
          </table:table-cell>
        </table:table-row>
        <table:table-row>
          <table:table-cell table:style-name="Таблица10.A2" office:value-type="string">
            <text:p text:style-name="P50"><text:span text:style-name="T81">4</text:span>.</text:p>
          </table:table-cell>
          <table:table-cell table:style-name="Таблица10.A2" office:value-type="string">
            <text:list xml:id="list115051719644950" text:continue-numbering="true" text:style-name="L5">
              <text:list-header>
                <text:p text:style-name="P73">Отсутствует входной файл</text:p>
              </text:list-header>
            </text:list>
          </table:table-cell>
          <table:table-cell table:style-name="Таблица10.A2" office:value-type="string">
            <text:p text:style-name="P53">1</text:p>
          </table:table-cell>
          <table:table-cell table:style-name="Таблица10.D2" office:value-type="string">
            <text:p text:style-name="P43">Нет доступного файла!</text:p>
          </table:table-cell>
        </table:table-row>
        <table:table-row>
          <table:table-cell table:style-name="Таблица10.A2" office:value-type="string">
            <text:p text:style-name="P50"><text:span text:style-name="T81">5</text:span>.</text:p>
          </table:table-cell>
          <table:table-cell table:style-name="Таблица10.A2" office:value-type="string">
            <text:list xml:id="list115050391472969" text:continue-numbering="true" text:style-name="L5">
              <text:list-header>
                <text:p text:style-name="P73">Входной файл пуст</text:p>
              </text:list-header>
            </text:list>
          </table:table-cell>
          <table:table-cell table:style-name="Таблица10.A2" office:value-type="string">
            <text:p text:style-name="P53">1</text:p>
          </table:table-cell>
          <table:table-cell table:style-name="Таблица10.D2" office:value-type="string">
            <text:p text:style-name="P43">Входной файл пуст!</text:p>
          </table:table-cell>
        </table:table-row>
        <table:table-row>
          <table:table-cell table:style-name="Таблица10.A2" office:value-type="string">
            <text:p text:style-name="P50"><text:span text:style-name="T81">6</text:span>.</text:p>
          </table:table-cell>
          <table:table-cell table:style-name="Таблица10.A2" office:value-type="string">
            <text:list xml:id="list115050582111726" text:continue-numbering="true" text:style-name="L5">
              <text:list-header>
                <text:p text:style-name="P73">Граф не связный</text:p>
                <text:p text:style-name="P74">(*результат в приложении)</text:p>
              </text:list-header>
            </text:list>
          </table:table-cell>
          <table:table-cell table:style-name="Таблица10.A2" office:value-type="string">
            <text:p text:style-name="P53">1</text:p>
            <text:p text:style-name="P53">2</text:p>
            <text:p text:style-name="P53">3</text:p>
          </table:table-cell>
          <table:table-cell table:style-name="Таблица10.D2" office:value-type="string">
            <text:p text:style-name="P43">Граф не связный!</text:p>
          </table:table-cell>
        </table:table-row>
        <table:table-row>
          <table:table-cell table:style-name="Таблица10.A2" office:value-type="string">
            <text:p text:style-name="P50"><text:span text:style-name="T81">7</text:span>.</text:p>
          </table:table-cell>
          <table:table-cell table:style-name="Таблица10.A2" office:value-type="string">
            <text:list xml:id="list115051364193342" text:continue-numbering="true" text:style-name="L5">
              <text:list-header>
                <text:p text:style-name="P73">Граф имеет циклы</text:p>
              </text:list-header>
            </text:list>
          </table:table-cell>
          <table:table-cell table:style-name="Таблица10.A2" office:value-type="string">
            <text:p text:style-name="P53">1</text:p>
            <text:p text:style-name="P53">2</text:p>
            <text:p text:style-name="P53">7</text:p>
          </table:table-cell>
          <table:table-cell table:style-name="Таблица10.D2" office:value-type="string">
            <text:p text:style-name="P52">Граф имеет циклы!</text:p>
          </table:table-cell>
        </table:table-row>
      </table:table>
      <text:h text:style-name="Heading_20_2" text:outline-level="2" text:is-list-header="true"><text:soft-page-break/></text:h>
      <text:h text:style-name="Heading_20_2" text:outline-level="2" text:is-list-header="true"><text:bookmark-start text:name="__RefHeading___Toc1870_1830211148"/><text:span text:style-name="T38">2. </text:span><text:span text:style-name="T81">Позитивные</text:span> тесты<text:bookmark-end text:name="__RefHeading___Toc1870_183021114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42">№</text:p>
          </table:table-cell>
          <table:table-cell table:style-name="Таблица11.A1" office:value-type="string">
            <text:p text:style-name="P42">Наименование теста</text:p>
          </table:table-cell>
          <table:table-cell table:style-name="Таблица11.A1" office:value-type="string">
            <text:p text:style-name="P42">Пользовательский ввод</text:p>
          </table:table-cell>
          <table:table-cell table:style-name="Таблица11.D1" office:value-type="string">
            <text:p text:style-name="P42">Вывод</text:p>
          </table:table-cell>
        </table:table-row>
        <table:table-row>
          <table:table-cell table:style-name="Таблица11.A2" office:value-type="string">
            <text:p text:style-name="P49">1.</text:p>
          </table:table-cell>
          <table:table-cell table:style-name="Таблица11.A2" office:value-type="string">
            <text:p text:style-name="P46">Удаление вершины графа</text:p>
          </table:table-cell>
          <table:table-cell table:style-name="Таблица11.A2" office:value-type="string">
            <text:p text:style-name="P49">1</text:p>
            <text:p text:style-name="P49">2</text:p>
            <text:p text:style-name="P49">4</text:p>
          </table:table-cell>
          <table:table-cell table:style-name="Таблица11.D2" office:value-type="string">
            <text:p text:style-name="P48">Граф, с удаленной 4 вершиной, является деревом!</text:p>
          </table:table-cell>
        </table:table-row>
        <table:table-row>
          <table:table-cell table:style-name="Таблица11.A2" office:value-type="string">
            <text:p text:style-name="P49">2.</text:p>
          </table:table-cell>
          <table:table-cell table:style-name="Таблица11.A2" office:value-type="string">
            <text:p text:style-name="P46">Удаление вершины графа</text:p>
          </table:table-cell>
          <table:table-cell table:style-name="Таблица11.A2" office:value-type="string">
            <text:p text:style-name="P49">1</text:p>
            <text:p text:style-name="P49">2</text:p>
            <text:p text:style-name="P49">8</text:p>
          </table:table-cell>
          <table:table-cell table:style-name="Таблица11.D2" office:value-type="string">
            <text:p text:style-name="P47">Граф, с удаленной 4 вершиной графа, является деревом!</text:p>
          </table:table-cell>
        </table:table-row>
      </table:table>
      <text:p text:style-name="P24"/>
      <text:h text:style-name="Heading_20_1" text:outline-level="1" text:is-list-header="true"><text:bookmark-start text:name="__RefHeading___Toc2004_3112895004"/><text:span text:style-name="T25">В</text:span>ыводы<text:bookmark-end text:name="__RefHeading___Toc2004_3112895004"/></text:h>
      <text:p text:style-name="P62"><text:span text:style-name="T33"><text:tab/></text:span><text:span text:style-name="T34">В данной работе использовался способ хранения графа в виде </text:span><text:span text:style-name="T30">списка смежных вершин</text:span><text:span text:style-name="T34">, поскольку для проверки, является ли граф деревом необходимо было проверить 2 условия:</text:span></text:p>
      <text:list xml:id="list1257599253" text:style-name="L6">
        <text:list-item>
          <text:p text:style-name="P93">граф является связным</text:p>
        </text:list-item>
        <text:list-item>
          <text:p text:style-name="P93">кол-во ребер меньше кол-ва вершин на 1</text:p>
        </text:list-item>
      </text:list>
      <text:p text:style-name="P63"><text:span text:style-name="T33"><text:tab/>Первое условие можно легко проверить </text:span><text:span text:style-name="T29">поиском в глубину</text:span><text:span text:style-name="T33">. Эффективность этого алгоритма </text:span><text:span text:style-name="T29">при указанном методе хранения</text:span><text:span text:style-name="T33"> графа </text:span><text:span text:style-name="T35">определяется лишь общим кол-вом ребер графа. </text:span><text:span text:style-name="T36">К примеру, для </text:span><text:span text:style-name="T32">матрицы смежности</text:span><text:span text:style-name="T36"> при данном поиске необходимо пройти для каждой вершины по ее смежным вершинам. </text:span><text:span text:style-name="T31">Второе</text:span><text:span text:style-name="T35"> условие проверяется простым проходом по массиву указателей.</text:span></text:p>
      <text:h text:style-name="Heading_20_1" text:outline-level="1"><text:bookmark-start text:name="__RefHeading___Toc1874_1830211148"/>*Ответы на контрольные вопросы<text:bookmark-end text:name="__RefHeading___Toc1874_1830211148"/></text:h>
      <text:p text:style-name="P12">1. Что такое граф?</text:p>
      <text:p text:style-name="P19"><text:span text:style-name="T18">Граф</text:span><text:span text:style-name="T20"> – это конечное множество вершин и ребер, соединяющих их, т. е.</text:span></text:p>
      <text:p text:style-name="P16">G = &lt; V, E &gt;,</text:p>
      <text:p text:style-name="P15">где V – конечное непустое множество вершин; Е – множество ребер (пар</text:p>
      <text:p text:style-name="P15">вершин).</text:p>
      <text:p text:style-name="P12"><text:soft-page-break/>2. Как представляются графы в памяти?</text:p>
      <text:p text:style-name="P41"><text:span text:style-name="T45">Граф в памяти представляется в виде </text:span><text:span text:style-name="T48">матрицы смежности</text:span><text:span text:style-name="T45"> или </text:span><text:span text:style-name="T48">списка<text:line-break/>смежности.</text:span></text:p>
      <text:p text:style-name="P41"><text:span text:style-name="T45"><text:line-break/></text:span><text:span text:style-name="T47">Матрица смежности</text:span><text:span text:style-name="T45"> </text:span><text:span text:style-name="T46">A</text:span><text:span text:style-name="T45">(n*n) – элемент </text:span><text:span text:style-name="T46">A</text:span><text:span text:style-name="T45">[i, j]=1, если существует ребро,<text:line-break/>связывающее вершины i и j, и =0, если ребра не существует.</text:span></text:p>
      <text:p text:style-name="P41"><text:span text:style-name="T45"><text:line-break/></text:span><text:span text:style-name="T47">Список смежностей </text:span><text:span text:style-name="T45">содержит для каждой вершины из множества<text:line-break/>вершин V список тех вершин, которые непосредственно связаны с ней.</text:span></text:p>
      <text:p text:style-name="P12">3. Какие операции возможны над графами?</text:p>
      <text:p text:style-name="P14">- поиск кратчайшего пути от одной вершины к другой;<text:line-break/>- поиск кратчайшего пути от одной вершины ко всем другим;<text:line-break/>- поиск кратчайших путей между всеми вершинами;<text:line-break/>- поиск эйлерова пути;</text:p>
      <text:p text:style-name="P12">4. Какие способы обхода графов существуют?</text:p>
      <text:p text:style-name="P21"><text:span text:style-name="T18">Обход в ширину (BFS – Breadth First Search)</text:span><text:span text:style-name="T20"> — </text:span><text:span text:style-name="T21">вершина обрабатывается </text:span><text:span text:style-name="T20">путём просмотра сразу всех «новых» соседей этой вершины, которые последовательно </text:span><text:span text:style-name="T21">добавляются</text:span><text:span text:style-name="T20"> в очередь просмотра.</text:span></text:p>
      <text:p text:style-name="P21"><text:span text:style-name="T20"><text:line-break/></text:span><text:span text:style-name="T18">Обход в глубину (DFS – Depth First Search)</text:span><text:span text:style-name="T20"> - начиная с некоторой<text:line-break/>вершины </text:span><text:span text:style-name="T18">v0</text:span><text:span text:style-name="T20">, </text:span><text:span text:style-name="T21">происходит поиск </text:span><text:span text:style-name="T20">ближайш</text:span><text:span text:style-name="T22">ей</text:span><text:span text:style-name="T20"> смежн</text:span><text:span text:style-name="T22">ой</text:span><text:span text:style-name="T20"> ей вершин</text:span><text:span text:style-name="T22">ы</text:span><text:span text:style-name="T20"> </text:span><text:span text:style-name="T18">v</text:span><text:span text:style-name="T20">, для которой </text:span><text:span text:style-name="T22">так же</text:span><text:span text:style-name="T20"> осуществляется поиск в глубину до тех пор, пока не<text:line-break/>встретится ранее просмотренная вершина или не закончится список<text:line-break/>смежности вершины </text:span><text:span text:style-name="T18">v</text:span><text:span text:style-name="T20"> (то есть вершина полностью обработана). </text:span></text:p>
      <text:p text:style-name="P22"><text:span text:style-name="T20">5. Где используются гр</text:span><text:span text:style-name="T22">а</text:span><text:span text:style-name="T20">фовые структуры?</text:span></text:p>
      <text:p text:style-name="P20"><text:span text:style-name="T20">Графовые структуры могут использоваться в задачах, где между<text:line-break/>элементами могут быть установлены произвольные связи.<text:line-break/>Распространенное применение — </text:span><text:span text:style-name="T24">решение задачах о путях.</text:span></text:p>
      <text:p text:style-name="P12"><text:soft-page-break/>6. Какие пути в графе Вы знаете?</text:p>
      <text:p text:style-name="P20"><text:span text:style-name="T18">Эйлеровый путь</text:span><text:span text:style-name="T20"> - путь в графе, проходящий через каждое ребро ровно<text:line-break/>один раз. Если путь проходит по некоторым вершинам несколько раз – он<text:line-break/>называется непростым, иначе – простым.<text:line-break/></text:span><text:span text:style-name="T18">Гамильтонов путь</text:span><text:span text:style-name="T20"> - </text:span><text:span text:style-name="T22">простой</text:span><text:span text:style-name="T20"> путь, проходящий через каждую вершину ровно<text:line-break/>один раз</text:span><text:span text:style-name="T22">.</text:span></text:p>
      <text:p text:style-name="P12">7. Что такое каркасы графа?</text:p>
      <text:p text:style-name="P13"><text:span text:style-name="T25">Каркас графа</text:span> – дерево, в которое входят все вершины графа, и<text:line-break/>некоторые (не обязательно все) его рёбра. Для построения каркасов графа<text:line-break/>используются алгоритмы Крускала и Прима.</text:p>
      <text:h text:style-name="P72" text:outline-level="1"/>
      <text:p text:style-name="P95"/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style:font-name="Times New Roman5" fo:font-family="'Times New Roman'" style:font-style-name="Обычный" style:font-family-generic="roman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4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14</meta:editing-cycles>
    <meta:creation-date>2019-12-05T09:34:00</meta:creation-date>
    <dc:date>2022-12-19T11:50:49.143474520</dc:date>
    <meta:editing-duration>P1DT30M33S</meta:editing-duration>
    <meta:generator>LibreOffice/7.3.6.2$Linux_X86_64 LibreOffice_project/30$Build-2</meta:generator>
    <meta:document-statistic meta:table-count="7" meta:image-count="1" meta:object-count="0" meta:page-count="8" meta:paragraph-count="196" meta:word-count="1024" meta:character-count="6731" meta:non-whitespace-character-count="5855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